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980" officeooo:paragraph-rsid="00080980"/>
    </style:style>
    <style:style style:name="P2" style:family="paragraph" style:parent-style-name="Standard">
      <style:text-properties fo:font-weight="bold" officeooo:rsid="00080980" officeooo:paragraph-rsid="00080980" style:font-weight-asian="bold" style:font-weight-complex="bold"/>
    </style:style>
    <style:style style:name="P3" style:family="paragraph" style:parent-style-name="Standard">
      <style:text-properties officeooo:rsid="000a02b7" officeooo:paragraph-rsid="000a02b7"/>
    </style:style>
    <style:style style:name="P4" style:family="paragraph" style:parent-style-name="Standard">
      <style:text-properties officeooo:paragraph-rsid="000ee08a"/>
    </style:style>
    <style:style style:name="P5" style:family="paragraph" style:parent-style-name="Standard">
      <style:text-properties officeooo:paragraph-rsid="00101f0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e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ligenta Artificiala</text:p>
      <text:p text:style-name="P2">Laborator 7 – Retele neuronale</text:p>
      <text:p text:style-name="P1"/>
      <text:p text:style-name="P1"/>
      <text:p text:style-name="P2">Tema</text:p>
      <text:p text:style-name="P1">Implementati algoritmul <text:span text:style-name="T1">Backpropagation</text:span> pentru o retea neuronala multistrat (cu un strat ascuns si doi neuroni in stratul ascuns) cu scopul de a invata functii logice binare. Datele de antrenare vor fi citite dintr-un fisier. Spre exemplu, fisierul de intrare pentru functia AND poate contine:</text:p>
      <text:p text:style-name="P1">0 0 0 </text:p>
      <text:p text:style-name="P1">0 1 0</text:p>
      <text:p text:style-name="P1">1 0 0 </text:p>
      <text:p text:style-name="P1">1 1 1</text:p>
      <text:p text:style-name="P1">Parametrii algoritmului (numarul maxim de epoci de antrenare, rata de invatare, etc) vor fi cititi de la tastatura.</text:p>
      <text:p text:style-name="P1"><text:s/></text:p>
      <text:p text:style-name="P2">Etape de rezolvare</text:p>
      <text:p text:style-name="P1">1. (0.1) citirea datelor</text:p>
      <text:p text:style-name="P1">2. (0.1) functia de activare sigmoida</text:p>
      <text:p text:style-name="P1">3. (0.2) propagarea inainte</text:p>
      <text:p text:style-name="P1">4. (0.3) propagare inapoi</text:p>
      <text:p text:style-name="P1"><text:tab/>4a. calculul gradientilor si corectia ponderilor pentru stratul de iesire</text:p>
      <text:p text:style-name="P1"><text:tab/>4b. calculul gradientilor si corectia ponderilor pentru stratul ascuns</text:p>
      <text:p text:style-name="P1">5. (0.2) actualizarea ponderilor, procedura iterativa de antrenare</text:p>
      <text:p text:style-name="P1">6. (0.1) afisarea rezultatelor</text:p>
      <text:p text:style-name="P1"/>
      <text:p text:style-name="P3">Pentru laboratorul 7: punctele 1, 2</text:p>
      <text:p text:style-name="P3"/>
      <text:p text:style-name="P5"><text:span text:style-name="T2">Legaturi utile: </text:span></text:p>
      <text:p text:style-name="P5"><text:a xlink:type="simple" xlink:href="https://deepai.org/machine-learning-glossary-and-terms/backpropagation" text:style-name="Internet_20_link" text:visited-style-name="Visited_20_Internet_20_Link"><text:span text:style-name="T2">https://deepai.org/machine-learning-glossary-and-terms/backpropagation</text:span></text:a><text:span text:style-name="T2"> </text:span></text:p>
      <text:p text:style-name="P4"><text:a xlink:type="simple" xlink:href="https://www.deeplearningbook.org/contents/mlp.html" text:style-name="Internet_20_link" text:visited-style-name="Visited_20_Internet_20_Link">https://www.deeplearningbook.org/contents/mlp.html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8:37:39.043882077</meta:creation-date>
    <dc:date>2021-11-05T22:06:56.256662389</dc:date>
    <meta:editing-duration>PT1H59M4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43" meta:character-count="1032" meta:non-whitespace-character-count="903"/>
  </office:meta>
</office:document-meta>
</file>